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progressbar/"/>
  <manifest:file-entry manifest:media-type="" manifest:full-path="Object 11/floater/"/>
  <manifest:file-entry manifest:media-type="" manifest:full-path="Object 11/popupmenu/"/>
  <manifest:file-entry manifest:media-type="" manifest:full-path="Object 11/toolpanel/"/>
  <manifest:file-entry manifest:media-type="" manifest:full-path="Object 11/menubar/"/>
  <manifest:file-entry manifest:media-type="" manifest:full-path="Object 11/tool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" manifest:full-path="Object 11/status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progressbar/"/>
  <manifest:file-entry manifest:media-type="" manifest:full-path="Object 12/floater/"/>
  <manifest:file-entry manifest:media-type="" manifest:full-path="Object 12/popupmenu/"/>
  <manifest:file-entry manifest:media-type="" manifest:full-path="Object 12/toolpanel/"/>
  <manifest:file-entry manifest:media-type="" manifest:full-path="Object 12/menubar/"/>
  <manifest:file-entry manifest:media-type="" manifest:full-path="Object 12/tool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" manifest:full-path="Object 12/statusbar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progressbar/"/>
  <manifest:file-entry manifest:media-type="" manifest:full-path="Object 2/floater/"/>
  <manifest:file-entry manifest:media-type="" manifest:full-path="Object 2/popupmenu/"/>
  <manifest:file-entry manifest:media-type="" manifest:full-path="Object 2/toolpanel/"/>
  <manifest:file-entry manifest:media-type="" manifest:full-path="Object 2/menubar/"/>
  <manifest:file-entry manifest:media-type="" manifest:full-path="Object 2/tool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" manifest:full-path="Object 2/statusbar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accelerator/"/>
  <manifest:file-entry manifest:media-type="text/xml" manifest:full-path="Object 3/content.xml"/>
  <manifest:file-entry manifest:media-type="" manifest:full-path="Object 3/progressbar/"/>
  <manifest:file-entry manifest:media-type="" manifest:full-path="Object 3/floater/"/>
  <manifest:file-entry manifest:media-type="" manifest:full-path="Object 3/popupmenu/"/>
  <manifest:file-entry manifest:media-type="" manifest:full-path="Object 3/toolpanel/"/>
  <manifest:file-entry manifest:media-type="" manifest:full-path="Object 3/menubar/"/>
  <manifest:file-entry manifest:media-type="" manifest:full-path="Object 3/toolbar/"/>
  <manifest:file-entry manifest:media-type="" manifest:full-path="Object 3/images/Bitmaps/"/>
  <manifest:file-entry manifest:media-type="" manifest:full-path="Object 3/images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" manifest:full-path="Object 3/statusbar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progressbar/"/>
  <manifest:file-entry manifest:media-type="" manifest:full-path="Object 4/floater/"/>
  <manifest:file-entry manifest:media-type="" manifest:full-path="Object 4/popupmenu/"/>
  <manifest:file-entry manifest:media-type="" manifest:full-path="Object 4/toolpanel/"/>
  <manifest:file-entry manifest:media-type="" manifest:full-path="Object 4/menubar/"/>
  <manifest:file-entry manifest:media-type="" manifest:full-path="Object 4/tool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" manifest:full-path="Object 4/statusbar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progressbar/"/>
  <manifest:file-entry manifest:media-type="" manifest:full-path="Object 5/floater/"/>
  <manifest:file-entry manifest:media-type="" manifest:full-path="Object 5/popupmenu/"/>
  <manifest:file-entry manifest:media-type="" manifest:full-path="Object 5/toolpanel/"/>
  <manifest:file-entry manifest:media-type="" manifest:full-path="Object 5/menubar/"/>
  <manifest:file-entry manifest:media-type="" manifest:full-path="Object 5/tool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" manifest:full-path="Object 5/status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progressbar/"/>
  <manifest:file-entry manifest:media-type="" manifest:full-path="Object 7/floater/"/>
  <manifest:file-entry manifest:media-type="" manifest:full-path="Object 7/popupmenu/"/>
  <manifest:file-entry manifest:media-type="" manifest:full-path="Object 7/toolpanel/"/>
  <manifest:file-entry manifest:media-type="" manifest:full-path="Object 7/menubar/"/>
  <manifest:file-entry manifest:media-type="" manifest:full-path="Object 7/tool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" manifest:full-path="Object 7/status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accelerator/"/>
  <manifest:file-entry manifest:media-type="text/xml" manifest:full-path="Object 8/content.xml"/>
  <manifest:file-entry manifest:media-type="" manifest:full-path="Object 8/progressbar/"/>
  <manifest:file-entry manifest:media-type="" manifest:full-path="Object 8/floater/"/>
  <manifest:file-entry manifest:media-type="" manifest:full-path="Object 8/popupmenu/"/>
  <manifest:file-entry manifest:media-type="" manifest:full-path="Object 8/toolpanel/"/>
  <manifest:file-entry manifest:media-type="" manifest:full-path="Object 8/menubar/"/>
  <manifest:file-entry manifest:media-type="" manifest:full-path="Object 8/toolbar/"/>
  <manifest:file-entry manifest:media-type="" manifest:full-path="Object 8/images/Bitmaps/"/>
  <manifest:file-entry manifest:media-type="" manifest:full-path="Object 8/images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" manifest:full-path="Object 8/status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accelerator/"/>
  <manifest:file-entry manifest:media-type="text/xml" manifest:full-path="Object 9/content.xml"/>
  <manifest:file-entry manifest:media-type="" manifest:full-path="Object 9/progressbar/"/>
  <manifest:file-entry manifest:media-type="" manifest:full-path="Object 9/floater/"/>
  <manifest:file-entry manifest:media-type="" manifest:full-path="Object 9/popupmenu/"/>
  <manifest:file-entry manifest:media-type="" manifest:full-path="Object 9/toolpanel/"/>
  <manifest:file-entry manifest:media-type="" manifest:full-path="Object 9/menubar/"/>
  <manifest:file-entry manifest:media-type="" manifest:full-path="Object 9/toolbar/"/>
  <manifest:file-entry manifest:media-type="" manifest:full-path="Object 9/images/Bitmaps/"/>
  <manifest:file-entry manifest:media-type="" manifest:full-path="Object 9/images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" manifest:full-path="Object 9/statusbar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Object 30/content.xml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toolpanel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1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 style:list-style-name="L1">
      <style:text-properties style:font-name="Times New Roma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4" style:family="text">
      <style:text-properties style:font-name="Times New Roman1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h 135<text:tab/><text:tab/><text:tab/><text:tab/><text:tab/><text:tab/><text:tab/><text:tab/><text:tab/><text:tab/>Alexander Maguire</text:p>
      <text:p text:style-name="P1">Assignment 8<text:tab/><text:tab/><text:tab/><text:tab/><text:tab/><text:tab/><text:tab/><text:tab/><text:tab/><text:tab/>20396195</text:p>
      <text:p text:style-name="P1"/>
      <text:p text:style-name="P1"/>
      <text:list xml:id="list1901956575" text:style-name="L1">
        <text:list-item>
          <text:p text:style-name="P2">Find solutions to:<draw:frame draw:style-name="fr1" draw:name="Object11" text:anchor-type="as-char" svg:width="1.2083in" svg:height="0.4083in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.</text:p>
          <text:p text:style-name="P2">We must find an arbitrary solution to the first congruency, which through a small amount of brute forcing yields <text:span text:style-name="Citation"><draw:frame draw:style-name="fr1" draw:name="Object12" text:anchor-type="as-char" svg:width="0.402in" svg:height="0.1839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Citation"><text:span text:style-name="T2">, so </text:span></text:span><text:span text:style-name="Citation"><text:span text:style-name="T2"><draw:frame draw:style-name="fr1" draw:name="Object13" text:anchor-type="as-char" svg:width="1.0453in" svg:height="0.2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Citation"><text:span text:style-name="T2">, and now for the second congruency (with substantially more brute forcing):</text:span></text:span><text:span text:style-name="Citation"><text:span text:style-name="T2"><draw:frame draw:style-name="fr1" draw:name="Object14" text:anchor-type="as-char" svg:width="0.4807in" svg:height="0.1839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Citation"><text:span text:style-name="T2">. The solution to the following simultaneous congruencies is the same as our original question:</text:span></text:span></text:p>
          <text:p text:style-name="P2"><text:span text:style-name="Citation"><text:span text:style-name="T2"><draw:frame draw:style-name="fr1" draw:name="Object15" text:anchor-type="as-char" svg:width="1.1181in" svg:height="0.4083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Citation"><text:span text:style-name="T2">. We can now construct a linear equation from the first one, and solve it:</text:span></text:span></text:p>
          <text:p text:style-name="P2"><text:span text:style-name="Citation"><text:span text:style-name="T2"><draw:frame draw:style-name="fr1" draw:name="Object16" text:anchor-type="as-char" svg:width="1.5138in" svg:height="0.4083in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text:span text:style-name="Citation"><text:span text:style-name="T2">. With more brute forcing, we learn that </text:span></text:span><text:span text:style-name="Citation"><text:span text:style-name="T3"><draw:frame draw:style-name="fr1" draw:name="Object17" text:anchor-type="as-char" svg:width="0.4945in" svg:height="0.1839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Citation"><text:span text:style-name="T4">is a solution, so </text:span></text:span><text:span text:style-name="Citation"><text:span text:style-name="T4"><draw:frame draw:style-name="fr1" draw:name="Object18" text:anchor-type="as-char" svg:width="1.1311in" svg:height="0.2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Citation"><text:span text:style-name="T4">, therefore </text:span></text:span><text:span text:style-name="Citation"><text:span text:style-name="T4"><draw:frame draw:style-name="fr1" draw:name="Object19" text:anchor-type="as-char" svg:width="0.8772in" svg:height="0.1839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Citation"><text:span text:style-name="T4">. Substituting this back into </text:span></text:span><text:span text:style-name="Citation"><text:span text:style-name="T4"><draw:frame draw:style-name="fr1" draw:name="Object20" text:anchor-type="as-char" svg:width="0.798in" svg:height="0.1839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text:span text:style-name="Citation"><text:span text:style-name="T4">, we obtain </text:span></text:span><text:span text:style-name="Citation"><text:span text:style-name="T4"><draw:frame draw:style-name="fr1" draw:name="Object21" text:anchor-type="as-char" svg:width="1.1965in" svg:height="0.1839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Citation"><text:span text:style-name="T4">, ie </text:span></text:span><text:span text:style-name="Citation"><text:span text:style-name="T4"><draw:frame draw:style-name="fr1" draw:name="Object22" text:anchor-type="as-char" svg:width="1.4508in" svg:height="0.2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text:span text:style-name="Citation"><text:span text:style-name="T4">.</text:span></text:span></text:p>
        </text:list-item>
        <text:list-item>
          <text:p text:style-name="P2">Given <draw:frame draw:style-name="fr1" draw:name="Object31" text:anchor-type="as-char" svg:width="1.0307in" svg:height="0.8252in" draw:z-index="21"><draw:object xlink:href="./Object 31" xlink:type="simple" xlink:show="embed" xlink:actuate="onLoad"/><draw:image xlink:href="./ObjectReplacements/Object 31" xlink:type="simple" xlink:show="embed" xlink:actuate="onLoad"/><svg:desc>formula</svg:desc></draw:frame>, solve for n.</text:p>
          <text:p text:style-name="P2"><draw:frame draw:style-name="fr1" draw:name="Object32" text:anchor-type="as-char" svg:width="1.4575in" svg:height="0.2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</text:list-item>
        <text:list-item>
          <text:p text:style-name="P2">RTS: <draw:frame draw:style-name="fr1" draw:name="Object8" text:anchor-type="as-char" svg:width="1.4016in" svg:height="0.2201in" draw:z-index="14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<text:p text:style-name="P2">To prove<draw:frame draw:style-name="fr1" draw:name="Object9" text:anchor-type="as-char" svg:width="1.4016in" svg:height="0.2201in" draw:z-index="15"><draw:object xlink:href="./Object 9" xlink:type="simple" xlink:show="embed" xlink:actuate="onLoad"/><draw:image xlink:href="./ObjectReplacements/Object 9" xlink:type="simple" xlink:show="embed" xlink:actuate="onLoad"/><svg:desc>formula</svg:desc></draw:frame>we need prove only <draw:frame draw:style-name="fr1" draw:name="Object10" text:anchor-type="as-char" svg:width="1.3154in" svg:height="0.2201in" draw:z-index="22"><draw:object xlink:href="./Object 10" xlink:type="simple" xlink:show="embed" xlink:actuate="onLoad"/><draw:image xlink:href="./ObjectReplacements/Object 10" xlink:type="simple" xlink:show="embed" xlink:actuate="onLoad"/><svg:desc>formula</svg:desc></draw:frame>and <draw:frame draw:style-name="fr1" draw:name="Object23" text:anchor-type="as-char" svg:width="1.3165in" svg:height="0.2201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. <text:s/>In the first case, we observe that <draw:frame draw:style-name="fr1" draw:name="Object24" text:anchor-type="as-char" svg:width="0.4299in" svg:height="0.2165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 trivially, and that <draw:frame draw:style-name="fr1" draw:name="Object25" text:anchor-type="as-char" svg:width="1.1744in" svg:height="0.2201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. Thus we have<draw:frame draw:style-name="fr1" draw:name="Object26" text:anchor-type="as-char" svg:width="0.452in" svg:height="0.1929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, again, trivially true. Since 3 divides all of the terms, 3 must divide the entire polynomial.</text:p>
          <text:p text:style-name="P2">In the second case, <draw:frame draw:style-name="fr1" draw:name="Object27" text:anchor-type="as-char" svg:width="0.4311in" svg:height="0.2165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trivially, <draw:frame draw:style-name="fr1" draw:name="Object28" text:anchor-type="as-char" svg:width="1.1811in" svg:height="0.2201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, and so <draw:frame draw:style-name="fr1" draw:name="Object29" text:anchor-type="as-char" svg:width="0.4543in" svg:height="0.1929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. Again, 7 divides the entire polynomial . QED <draw:frame draw:style-name="fr1" draw:name="Object30" text:anchor-type="as-char" svg:width="0.2272in" svg:height="0.1839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.</text:p>
        </text:list-item>
        <text:list-item>
          <text:p text:style-name="P2"><draw:frame draw:style-name="fr1" draw:name="Object1" text:anchor-type="as-char" svg:width="3.4654in" svg:height="2.7071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">RTS:<draw:frame draw:style-name="fr1" draw:name="Object2" text:anchor-type="as-char" svg:width="1.0307in" svg:height="0.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iff <text:span text:style-name="T1">m</text:span> is odd.</text:p>
          <text:p text:style-name="P2"><draw:frame draw:style-name="fr1" draw:name="Object3" text:anchor-type="as-char" svg:width="1.3154in" svg:height="0.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when <text:span text:style-name="T1">a</text:span> and <text:span text:style-name="T1">b</text:span> are coprime. Because we know m is odd, it must be coprime to 2, and so <draw:frame draw:style-name="fr1" draw:name="Object4" text:anchor-type="as-char" svg:width="1.4in" svg:height="0.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. Since<draw:frame draw:style-name="fr1" draw:name="Object5" text:anchor-type="as-char" svg:width="0.6181in" svg:height="0.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, so <draw:frame draw:style-name="fr1" draw:name="Object6" text:anchor-type="as-char" svg:width="1.0307in" svg:height="0.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, when . QED. <draw:frame draw:style-name="fr1" draw:name="Object7" text:anchor-type="as-char" svg:width="0.2272in" svg:height="0.183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1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7T12:01:00</meta:creation-date>
    <meta:editing-duration>PT4H56M8S</meta:editing-duration>
    <meta:editing-cycles>48</meta:editing-cycles>
    <meta:generator>LibreOffice/3.3$Unix LibreOffice_project/330m19$Build-8</meta:generator>
    <dc:date>2011-03-15T23:59:22</dc:date>
    <meta:document-statistic meta:table-count="0" meta:image-count="0" meta:object-count="32" meta:page-count="1" meta:paragraph-count="14" meta:word-count="201" meta:character-count="1048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n>279</mn>
              <mo stretchy="false">≡</mo>
              <mn>79</mn>
            </mrow>
            <mrow>
              <mo stretchy="false">(</mo>
              <mrow>
                <mi mathvariant="italic">mod</mi>
                <mn>100</mn>
              </mrow>
              <mo stretchy="false">)</mo>
            </mrow>
          </mrow>
        </mtd>
      </mtr>
      <mtr>
        <mtd>
          <mrow>
            <mrow>
              <msup>
                <mn>279</mn>
                <mn>2</mn>
              </msup>
              <mo stretchy="false">≡</mo>
              <mn>41</mn>
            </mrow>
            <mrow>
              <mo stretchy="false">(</mo>
              <mrow>
                <mi mathvariant="italic">mod</mi>
                <mn>100</mn>
              </mrow>
              <mo stretchy="false">)</mo>
            </mrow>
          </mrow>
        </mtd>
      </mtr>
      <mtr>
        <mtd>
          <mrow>
            <mrow>
              <msup>
                <mn>279</mn>
                <mn>4</mn>
              </msup>
              <mo stretchy="false">≡</mo>
              <mn>81</mn>
            </mrow>
            <mrow>
              <mo stretchy="false">(</mo>
              <mrow>
                <mi mathvariant="italic">mod</mi>
                <mn>100</mn>
              </mrow>
              <mo stretchy="false">)</mo>
            </mrow>
          </mrow>
        </mtd>
      </mtr>
      <mtr>
        <mtd>
          <mrow>
            <mrow>
              <msup>
                <mn>279</mn>
                <mn>8</mn>
              </msup>
              <mo stretchy="false">≡</mo>
              <mn>61</mn>
            </mrow>
            <mrow>
              <mo stretchy="false">(</mo>
              <mrow>
                <mi mathvariant="italic">mod</mi>
                <mn>100</mn>
              </mrow>
              <mo stretchy="false">)</mo>
            </mrow>
          </mrow>
        </mtd>
      </mtr>
      <mtr>
        <mtd>
          <mrow>
            <mrow>
              <msup>
                <mn>279</mn>
                <mn>16</mn>
              </msup>
              <mo stretchy="false">≡</mo>
              <mn>21</mn>
            </mrow>
            <mrow>
              <mo stretchy="false">(</mo>
              <mrow>
                <mi mathvariant="italic">mod</mi>
                <mn>100</mn>
              </mrow>
              <mo stretchy="false">)</mo>
            </mrow>
          </mrow>
        </mtd>
      </mtr>
      <mtr>
        <mtd>
          <mrow>
            <mrow>
              <msup>
                <mn>279</mn>
                <mn>32</mn>
              </msup>
              <mo stretchy="false">≡</mo>
              <mn>41</mn>
            </mrow>
            <mrow>
              <mo stretchy="false">(</mo>
              <mrow>
                <mi mathvariant="italic">mod</mi>
                <mn>100</mn>
              </mrow>
              <mo stretchy="false">)</mo>
            </mrow>
          </mrow>
        </mtd>
      </mtr>
      <mtr>
        <mtd>
          <mrow>
            <mrow>
              <msup>
                <mn>279</mn>
                <mn>64</mn>
              </msup>
              <mo stretchy="false">≡</mo>
              <mn>81</mn>
            </mrow>
            <mrow>
              <mo stretchy="false">(</mo>
              <mrow>
                <mi mathvariant="italic">mod</mi>
                <mn>100</mn>
              </mrow>
              <mo stretchy="false">)</mo>
            </mrow>
          </mrow>
        </mtd>
      </mtr>
      <mtr>
        <mtd>
          <mrow>
            <mrow>
              <msup>
                <mn>279</mn>
                <mn>128</mn>
              </msup>
              <mo stretchy="false">≡</mo>
              <mn>61</mn>
            </mrow>
            <mrow>
              <mo stretchy="false">(</mo>
              <mrow>
                <mi mathvariant="italic">mod</mi>
                <mn>100</mn>
              </mrow>
              <mo stretchy="false">)</mo>
            </mrow>
          </mrow>
        </mtd>
      </mtr>
      <mtr>
        <mtd>
          <mrow>
            <mrow>
              <msup>
                <mn>279</mn>
                <mn>256</mn>
              </msup>
              <mo stretchy="false">≡</mo>
              <mn>21</mn>
            </mrow>
            <mrow>
              <mo stretchy="false">(</mo>
              <mrow>
                <mi mathvariant="italic">mod</mi>
                <mn>100</mn>
              </mrow>
              <mo stretchy="false">)</mo>
            </mrow>
          </mrow>
        </mtd>
      </mtr>
      <mtr>
        <mtd>
          <mrow>
            <mrow>
              <msup>
                <mn>279</mn>
                <mn>512</mn>
              </msup>
              <mo stretchy="false">≡</mo>
              <mn>41</mn>
            </mrow>
            <mrow>
              <mo stretchy="false">(</mo>
              <mrow>
                <mi mathvariant="italic">mod</mi>
                <mn>100</mn>
              </mrow>
              <mo stretchy="false">)</mo>
            </mrow>
          </mrow>
        </mtd>
      </mtr>
      <mtr>
        <mtd>
          <mrow>
            <mrow>
              <msup>
                <mn>279</mn>
                <mn>669</mn>
              </msup>
              <mo stretchy="false">≡</mo>
              <msup>
                <mn>279</mn>
                <mn>512</mn>
              </msup>
            </mrow>
            <msup>
              <mn>279</mn>
              <mn>128</mn>
            </msup>
            <msup>
              <mn>279</mn>
              <mn>16</mn>
            </msup>
            <msup>
              <mn>279</mn>
              <mn>8</mn>
            </msup>
            <msup>
              <mn>279</mn>
              <mn>4</mn>
            </msup>
            <mn>279</mn>
            <mrow>
              <mo stretchy="false">(</mo>
              <mrow>
                <mi mathvariant="italic">mod</mi>
                <mn>100</mn>
              </mrow>
              <mo stretchy="false">)</mo>
            </mrow>
          </mrow>
        </mtd>
      </mtr>
      <mtr>
        <mtd>
          <mrow>
            <mrow>
              <msup>
                <mn>279</mn>
                <mn>669</mn>
              </msup>
              <mo stretchy="false">≡</mo>
              <mn>19</mn>
            </mrow>
            <mrow>
              <mo stretchy="false">(</mo>
              <mrow>
                <mi mathvariant="italic">mod</mi>
                <mn>100</mn>
              </mrow>
              <mo stretchy="false">)</mo>
            </mrow>
          </mrow>
        </mtd>
      </mtr>
    </mtable>
    <annotation encoding="StarMath 5.0">279 equiv 79 (mod 100) newline
279^2 equiv 41 (mod 100) newline
279^4 equiv 81 (mod 100) newline 
279^8 equiv 61 (mod 100) newline
279^16 equiv 21 (mod 100) newline
279^32 equiv 41 (mod 100) newline
279^64 equiv 81 (mod 100) newline
279^128 equiv 61 (mod 100) newline
279^256 equiv 21 (mod 100) newline
279^512 equiv 41 (mod 100) newline
279^669 equiv 279^512 279^128 279^16 279^8 279^4 279 (mod 100) newline 
279^669 equiv 19 (mod 100)</annotation>
  </semantics>
</math>
</file>

<file path=Object 10/content.xml><?xml version="1.0" encoding="utf-8"?>
<math xmlns="http://www.w3.org/1998/Math/MathML">
  <semantics>
    <mrow>
      <mn>3</mn>
      <mo stretchy="false">∣</mo>
      <mrow>
        <mo stretchy="false">(</mo>
        <mrow>
          <mrow>
            <msup>
              <mn>3n</mn>
              <mn>7</mn>
            </msup>
            <mo stretchy="false">+</mo>
            <msup>
              <mn>7n</mn>
              <mn>3</mn>
            </msup>
          </mrow>
          <mo stretchy="false">+</mo>
          <mn>11n</mn>
        </mrow>
        <mo stretchy="false">)</mo>
      </mrow>
    </mrow>
    <annotation encoding="StarMath 5.0">3 divides (3n^7 + 7n^3 + 11n)</annotation>
  </semantics>
</math>
</file>

<file path=Object 11/content.xml><?xml version="1.0" encoding="utf-8"?>
<math xmlns="http://www.w3.org/1998/Math/MathML">
  <semantics>
    <mtable>
      <mtr>
        <mtd>
          <mrow>
            <mrow>
              <mn>15x</mn>
              <mo stretchy="false">≡</mo>
              <mn>4</mn>
            </mrow>
            <mrow>
              <mo stretchy="false">(</mo>
              <mrow>
                <mi mathvariant="italic">mod</mi>
                <mn>26</mn>
              </mrow>
              <mo stretchy="false">)</mo>
            </mrow>
          </mrow>
        </mtd>
      </mtr>
      <mtr>
        <mtd>
          <mrow>
            <mrow>
              <mn>24x</mn>
              <mo stretchy="false">≡</mo>
              <mn>6</mn>
            </mrow>
            <mrow>
              <mo stretchy="false">(</mo>
              <mrow>
                <mi mathvariant="italic">mod</mi>
                <mn>63</mn>
              </mrow>
              <mo stretchy="false">)</mo>
            </mrow>
          </mrow>
        </mtd>
      </mtr>
    </mtable>
    <annotation encoding="StarMath 5.0">15x equiv 4 (mod 26) newline
24x equiv 6 (mod 63)</annotation>
  </semantics>
</math>
</file>

<file path=Object 12/content.xml><?xml version="1.0" encoding="utf-8"?>
<math xmlns="http://www.w3.org/1998/Math/MathML">
  <semantics>
    <mrow>
      <mi>x</mi>
      <mo stretchy="false">=</mo>
      <mn>2</mn>
    </mrow>
    <annotation encoding="StarMath 5.0">x = 2</annotation>
  </semantics>
</math>
</file>

<file path=Object 13/content.xml><?xml version="1.0" encoding="utf-8"?>
<math xmlns="http://www.w3.org/1998/Math/MathML">
  <semantics>
    <mrow>
      <mrow>
        <mi>x</mi>
        <mo stretchy="false">≡</mo>
        <mn>2</mn>
      </mrow>
      <mrow>
        <mo stretchy="false">(</mo>
        <mrow>
          <mi mathvariant="italic">mod</mi>
          <mn>26</mn>
        </mrow>
        <mo stretchy="false">)</mo>
      </mrow>
    </mrow>
    <annotation encoding="StarMath 5.0">x equiv 2 (mod 26)</annotation>
  </semantics>
</math>
</file>

<file path=Object 14/content.xml><?xml version="1.0" encoding="utf-8"?>
<math xmlns="http://www.w3.org/1998/Math/MathML">
  <semantics>
    <mrow>
      <mi>x</mi>
      <mo stretchy="false">=</mo>
      <mn>16</mn>
    </mrow>
    <annotation encoding="StarMath 5.0">x = 16</annotation>
  </semantics>
</math>
</file>

<file path=Object 15/content.xml><?xml version="1.0" encoding="utf-8"?>
<math xmlns="http://www.w3.org/1998/Math/MathML">
  <semantics>
    <mtable>
      <mtr>
        <mtd>
          <mrow>
            <mrow>
              <mi>x</mi>
              <mo stretchy="false">≡</mo>
              <mn>2</mn>
            </mrow>
            <mrow>
              <mo stretchy="false">(</mo>
              <mrow>
                <mi mathvariant="italic">mod</mi>
                <mn>26</mn>
              </mrow>
              <mo stretchy="false">)</mo>
            </mrow>
          </mrow>
        </mtd>
      </mtr>
      <mtr>
        <mtd>
          <mrow>
            <mrow>
              <mi>x</mi>
              <mo stretchy="false">≡</mo>
              <mn>16</mn>
            </mrow>
            <mrow>
              <mo stretchy="false">(</mo>
              <mrow>
                <mi mathvariant="italic">mod</mi>
                <mn>63</mn>
              </mrow>
              <mo stretchy="false">)</mo>
            </mrow>
          </mrow>
        </mtd>
      </mtr>
    </mtable>
    <annotation encoding="StarMath 5.0">x equiv 2 (mod 26) newline
x equiv 16 (mod 63)</annotation>
  </semantics>
</math>
</file>

<file path=Object 16/content.xml><?xml version="1.0" encoding="utf-8"?>
<math xmlns="http://www.w3.org/1998/Math/MathML">
  <semantics>
    <mtable>
      <mtr>
        <mtd>
          <mrow>
            <mrow>
              <mrow>
                <mn>26y</mn>
                <mo stretchy="false">+</mo>
                <mn>2</mn>
              </mrow>
              <mo stretchy="false">≡</mo>
              <mn>16</mn>
            </mrow>
            <mrow>
              <mo stretchy="false">(</mo>
              <mrow>
                <mi mathvariant="italic">mod</mi>
                <mn>63</mn>
              </mrow>
              <mo stretchy="false">)</mo>
            </mrow>
          </mrow>
        </mtd>
      </mtr>
      <mtr>
        <mtd>
          <mrow>
            <mrow>
              <mn>26y</mn>
              <mo stretchy="false">≡</mo>
              <mn>14</mn>
            </mrow>
            <mrow>
              <mo stretchy="false">(</mo>
              <mrow>
                <mi mathvariant="italic">mod</mi>
                <mn>63</mn>
              </mrow>
              <mo stretchy="false">)</mo>
            </mrow>
          </mrow>
        </mtd>
      </mtr>
    </mtable>
    <annotation encoding="StarMath 5.0">26y + 2 equiv 16 (mod 63) newline
26y equiv 14 (mod 63)</annotation>
  </semantics>
</math>
</file>

<file path=Object 17/content.xml><?xml version="1.0" encoding="utf-8"?>
<math xmlns="http://www.w3.org/1998/Math/MathML">
  <semantics>
    <mrow>
      <mi>y</mi>
      <mo stretchy="false">=</mo>
      <mn>49</mn>
    </mrow>
    <annotation encoding="StarMath 5.0">y = 49</annotation>
  </semantics>
</math>
</file>

<file path=Object 18/content.xml><?xml version="1.0" encoding="utf-8"?>
<math xmlns="http://www.w3.org/1998/Math/MathML">
  <semantics>
    <mrow>
      <mrow>
        <mi>y</mi>
        <mo stretchy="false">≡</mo>
        <mn>49</mn>
      </mrow>
      <mrow>
        <mo stretchy="false">(</mo>
        <mrow>
          <mi mathvariant="italic">mod</mi>
          <mn>63</mn>
        </mrow>
        <mo stretchy="false">)</mo>
      </mrow>
    </mrow>
    <annotation encoding="StarMath 5.0">y equiv 49 (mod 63)</annotation>
  </semantics>
</math>
</file>

<file path=Object 19/content.xml><?xml version="1.0" encoding="utf-8"?>
<math xmlns="http://www.w3.org/1998/Math/MathML">
  <semantics>
    <mrow>
      <mi>y</mi>
      <mo stretchy="false">=</mo>
      <mrow>
        <mn>49</mn>
        <mo stretchy="false">+</mo>
        <mn>63z</mn>
      </mrow>
    </mrow>
    <annotation encoding="StarMath 5.0">y = 49 + 63z</annotation>
  </semantics>
</math>
</file>

<file path=Object 2/content.xml><?xml version="1.0" encoding="utf-8"?>
<math xmlns="http://www.w3.org/1998/Math/MathML">
  <semantics>
    <mrow>
      <mo stretchy="false">ϕ</mo>
      <mrow>
        <mrow>
          <mo stretchy="false">(</mo>
          <mi>m</mi>
          <mo stretchy="false">)</mo>
        </mrow>
        <mo stretchy="false">=</mo>
        <mo stretchy="false">ϕ</mo>
      </mrow>
      <mrow>
        <mo stretchy="false">(</mo>
        <mn>2m</mn>
        <mo stretchy="false">)</mo>
      </mrow>
    </mrow>
    <annotation encoding="StarMath 5.0">%phi(m) = %phi(2m)</annotation>
  </semantics>
</math>
</file>

<file path=Object 20/content.xml><?xml version="1.0" encoding="utf-8"?>
<math xmlns="http://www.w3.org/1998/Math/MathML">
  <semantics>
    <mrow>
      <mi>x</mi>
      <mo stretchy="false">=</mo>
      <mrow>
        <mn>2</mn>
        <mo stretchy="false">+</mo>
        <mn>26y</mn>
      </mrow>
    </mrow>
    <annotation encoding="StarMath 5.0">x = 2 + 26y</annotation>
  </semantics>
</math>
</file>

<file path=Object 21/content.xml><?xml version="1.0" encoding="utf-8"?>
<math xmlns="http://www.w3.org/1998/Math/MathML">
  <semantics>
    <mrow>
      <mi>x</mi>
      <mo stretchy="false">=</mo>
      <mrow>
        <mn>1276</mn>
        <mo stretchy="false">+</mo>
        <mn>1638z</mn>
      </mrow>
    </mrow>
    <annotation encoding="StarMath 5.0">x = 1276 + 1638z</annotation>
  </semantics>
</math>
</file>

<file path=Object 22/content.xml><?xml version="1.0" encoding="utf-8"?>
<math xmlns="http://www.w3.org/1998/Math/MathML">
  <semantics>
    <mrow>
      <mrow>
        <mi>x</mi>
        <mo stretchy="false">≡</mo>
        <mn>1276</mn>
      </mrow>
      <mrow>
        <mo stretchy="false">(</mo>
        <mrow>
          <mi mathvariant="italic">mod</mi>
          <mn>1638</mn>
        </mrow>
        <mo stretchy="false">)</mo>
      </mrow>
    </mrow>
    <annotation encoding="StarMath 5.0">x equiv 1276 (mod 1638)</annotation>
  </semantics>
</math>
</file>

<file path=Object 23/content.xml><?xml version="1.0" encoding="utf-8"?>
<math xmlns="http://www.w3.org/1998/Math/MathML">
  <semantics>
    <mrow>
      <mn>7</mn>
      <mo stretchy="false">∣</mo>
      <mrow>
        <mo stretchy="false">(</mo>
        <mrow>
          <mrow>
            <msup>
              <mn>3n</mn>
              <mn>7</mn>
            </msup>
            <mo stretchy="false">+</mo>
            <msup>
              <mn>7n</mn>
              <mn>3</mn>
            </msup>
          </mrow>
          <mo stretchy="false">+</mo>
          <mn>11n</mn>
        </mrow>
        <mo stretchy="false">)</mo>
      </mrow>
    </mrow>
    <annotation encoding="StarMath 5.0">7 divides (3n^7 + 7n^3 + 11n)</annotation>
  </semantics>
</math>
</file>

<file path=Object 24/content.xml><?xml version="1.0" encoding="utf-8"?>
<math xmlns="http://www.w3.org/1998/Math/MathML">
  <semantics>
    <mrow>
      <mn>3</mn>
      <mo stretchy="false">∣</mo>
      <msup>
        <mn>3n</mn>
        <mn>7</mn>
      </msup>
    </mrow>
    <annotation encoding="StarMath 5.0">3 divides 3n^7</annotation>
  </semantics>
</math>
</file>

<file path=Object 25/content.xml><?xml version="1.0" encoding="utf-8"?>
<math xmlns="http://www.w3.org/1998/Math/MathML">
  <semantics>
    <mrow>
      <mrow>
        <msup>
          <mn>7n</mn>
          <mn>3</mn>
        </msup>
        <mo stretchy="false">≡</mo>
        <mn>7n</mn>
      </mrow>
      <mrow>
        <mo stretchy="false">(</mo>
        <mrow>
          <mi mathvariant="italic">mod</mi>
          <mn>3</mn>
        </mrow>
        <mo stretchy="false">)</mo>
      </mrow>
    </mrow>
    <annotation encoding="StarMath 5.0">7n^3 equiv 7n (mod 3)</annotation>
  </semantics>
</math>
</file>

<file path=Object 26/content.xml><?xml version="1.0" encoding="utf-8"?>
<math xmlns="http://www.w3.org/1998/Math/MathML">
  <semantics>
    <mrow>
      <mn>3</mn>
      <mo stretchy="false">∣</mo>
      <mn>18n</mn>
    </mrow>
    <annotation encoding="StarMath 5.0">3 divides 18n</annotation>
  </semantics>
</math>
</file>

<file path=Object 27/content.xml><?xml version="1.0" encoding="utf-8"?>
<math xmlns="http://www.w3.org/1998/Math/MathML">
  <semantics>
    <mrow>
      <mn>7</mn>
      <mo stretchy="false">∣</mo>
      <msup>
        <mn>7n</mn>
        <mn>3</mn>
      </msup>
    </mrow>
    <annotation encoding="StarMath 5.0">7 divides 7n^3</annotation>
  </semantics>
</math>
</file>

<file path=Object 28/content.xml><?xml version="1.0" encoding="utf-8"?>
<math xmlns="http://www.w3.org/1998/Math/MathML">
  <semantics>
    <mrow>
      <mrow>
        <msup>
          <mn>3n</mn>
          <mn>7</mn>
        </msup>
        <mo stretchy="false">≡</mo>
        <mn>3n</mn>
      </mrow>
      <mrow>
        <mo stretchy="false">(</mo>
        <mrow>
          <mi mathvariant="italic">mod</mi>
          <mi>n</mi>
        </mrow>
        <mo stretchy="false">)</mo>
      </mrow>
    </mrow>
    <annotation encoding="StarMath 5.0">3n^7 equiv 3n (mod n)</annotation>
  </semantics>
</math>
</file>

<file path=Object 29/content.xml><?xml version="1.0" encoding="utf-8"?>
<math xmlns="http://www.w3.org/1998/Math/MathML">
  <semantics>
    <mrow>
      <mn>7</mn>
      <mo stretchy="false">∣</mo>
      <mn>14n</mn>
    </mrow>
    <annotation encoding="StarMath 5.0">7 divides 14n</annotation>
  </semantics>
</math>
</file>

<file path=Object 3/content.xml><?xml version="1.0" encoding="utf-8"?>
<math xmlns="http://www.w3.org/1998/Math/MathML">
  <semantics>
    <mrow>
      <mo stretchy="false">ϕ</mo>
      <mrow>
        <mrow>
          <mo stretchy="false">(</mo>
          <mi mathvariant="italic">ab</mi>
          <mo stretchy="false">)</mo>
        </mrow>
        <mo stretchy="false">=</mo>
        <mo stretchy="false">ϕ</mo>
      </mrow>
      <mrow>
        <mrow>
          <mo stretchy="false">(</mo>
          <mi>a</mi>
          <mo stretchy="false">)</mo>
        </mrow>
        <mo stretchy="false">⋅</mo>
        <mo stretchy="false">ϕ</mo>
      </mrow>
      <mrow>
        <mo stretchy="false">(</mo>
        <mi>b</mi>
        <mo stretchy="false">)</mo>
      </mrow>
    </mrow>
    <annotation encoding="StarMath 5.0">%phi(ab) = %phi(a) cdot %phi(b)</annotation>
  </semantics>
</math>
</file>

<file path=Object 30/content.xml><?xml version="1.0" encoding="utf-8"?>
<math xmlns="http://www.w3.org/1998/Math/MathML">
  <semantics>
    <mo>❑</mo>
    <annotation encoding="StarMath 5.0">&lt;?&gt;</annotation>
  </semantics>
</math>
</file>

<file path=Object 31/content.xml><?xml version="1.0" encoding="utf-8"?>
<math xmlns="http://www.w3.org/1998/Math/MathML">
  <semantics>
    <mtable>
      <mtr>
        <mtd>
          <mrow>
            <mrow>
              <mi>n</mi>
              <mo stretchy="false">≡</mo>
              <mn>1</mn>
            </mrow>
            <mrow>
              <mo stretchy="false">(</mo>
              <mrow>
                <mi mathvariant="italic">mod</mi>
                <mn>5</mn>
              </mrow>
              <mo stretchy="false">)</mo>
            </mrow>
          </mrow>
        </mtd>
      </mtr>
      <mtr>
        <mtd>
          <mrow>
            <mrow>
              <mi>n</mi>
              <mo stretchy="false">≡</mo>
              <mn>0</mn>
            </mrow>
            <mrow>
              <mo stretchy="false">(</mo>
              <mrow>
                <mi mathvariant="italic">mod</mi>
                <mn>7</mn>
              </mrow>
              <mo stretchy="false">)</mo>
            </mrow>
          </mrow>
        </mtd>
      </mtr>
      <mtr>
        <mtd>
          <mrow>
            <mrow>
              <mi>n</mi>
              <mo stretchy="false">≡</mo>
              <mn>6</mn>
            </mrow>
            <mrow>
              <mo stretchy="false">(</mo>
              <mrow>
                <mi mathvariant="italic">mod</mi>
                <mn>11</mn>
              </mrow>
              <mo stretchy="false">)</mo>
            </mrow>
          </mrow>
        </mtd>
      </mtr>
      <mtr>
        <mtd>
          <mrow>
            <mrow>
              <mi>n</mi>
              <mo stretchy="false">≡</mo>
              <mn>5</mn>
            </mrow>
            <mrow>
              <mo stretchy="false">(</mo>
              <mrow>
                <mi mathvariant="italic">mod</mi>
                <mn>12</mn>
              </mrow>
              <mo stretchy="false">)</mo>
            </mrow>
          </mrow>
        </mtd>
      </mtr>
    </mtable>
    <annotation encoding="StarMath 5.0">n equiv 1 (mod 5) newline
n equiv 0 (mod 7) newline
n equiv 6 (mod 11) newline
n equiv 5 (mod 12)</annotation>
  </semantics>
</math>
</file>

<file path=Object 32/content.xml><?xml version="1.0" encoding="utf-8"?>
<math xmlns="http://www.w3.org/1998/Math/MathML">
  <semantics>
    <mrow>
      <mrow>
        <mi>n</mi>
        <mo stretchy="false">≡</mo>
        <mn>2261</mn>
      </mrow>
      <mrow>
        <mo stretchy="false">(</mo>
        <mrow>
          <mi mathvariant="italic">mod</mi>
          <mn>4620</mn>
        </mrow>
        <mo stretchy="false">)</mo>
      </mrow>
    </mrow>
    <annotation encoding="StarMath 5.0">n equiv 2261 (mod 4620)</annotation>
  </semantics>
</math>
</file>

<file path=Object 4/content.xml><?xml version="1.0" encoding="utf-8"?>
<math xmlns="http://www.w3.org/1998/Math/MathML">
  <semantics>
    <mrow>
      <mo stretchy="false">ϕ</mo>
      <mrow>
        <mrow>
          <mo stretchy="false">(</mo>
          <mi>m</mi>
          <mo stretchy="false">)</mo>
        </mrow>
        <mo stretchy="false">⋅</mo>
        <mo stretchy="false">ϕ</mo>
      </mrow>
      <mrow>
        <mrow>
          <mo stretchy="false">(</mo>
          <mn>2</mn>
          <mo stretchy="false">)</mo>
        </mrow>
        <mo stretchy="false">=</mo>
        <mo stretchy="false">ϕ</mo>
      </mrow>
      <mrow>
        <mo stretchy="false">(</mo>
        <mn>2m</mn>
        <mo stretchy="false">)</mo>
      </mrow>
    </mrow>
    <annotation encoding="StarMath 5.0">%phi(m)cdot%phi(2) = %phi(2m)</annotation>
  </semantics>
</math>
</file>

<file path=Object 5/content.xml><?xml version="1.0" encoding="utf-8"?>
<math xmlns="http://www.w3.org/1998/Math/MathML">
  <semantics>
    <mrow>
      <mo stretchy="false">ϕ</mo>
      <mrow>
        <mrow>
          <mo stretchy="false">(</mo>
          <mn>2</mn>
          <mo stretchy="false">)</mo>
        </mrow>
        <mo stretchy="false">=</mo>
        <mn>1</mn>
      </mrow>
    </mrow>
    <annotation encoding="StarMath 5.0">%phi(2) = 1</annotation>
  </semantics>
</math>
</file>

<file path=Object 6/content.xml><?xml version="1.0" encoding="utf-8"?>
<math xmlns="http://www.w3.org/1998/Math/MathML">
  <semantics>
    <mrow>
      <mo stretchy="false">ϕ</mo>
      <mrow>
        <mrow>
          <mo stretchy="false">(</mo>
          <mi>m</mi>
          <mo stretchy="false">)</mo>
        </mrow>
        <mo stretchy="false">=</mo>
        <mo stretchy="false">ϕ</mo>
      </mrow>
      <mrow>
        <mo stretchy="false">(</mo>
        <mn>2m</mn>
        <mo stretchy="false">)</mo>
      </mrow>
    </mrow>
    <annotation encoding="StarMath 5.0">%phi(m) = %phi(2m)</annotation>
  </semantics>
</math>
</file>

<file path=Object 7/content.xml><?xml version="1.0" encoding="utf-8"?>
<math xmlns="http://www.w3.org/1998/Math/MathML">
  <semantics>
    <mo>❑</mo>
    <annotation encoding="StarMath 5.0">&lt;?&gt;</annotation>
  </semantics>
</math>
</file>

<file path=Object 8/content.xml><?xml version="1.0" encoding="utf-8"?>
<math xmlns="http://www.w3.org/1998/Math/MathML">
  <semantics>
    <mrow>
      <mn>21</mn>
      <mo stretchy="false">∣</mo>
      <mrow>
        <mo stretchy="false">(</mo>
        <mrow>
          <mrow>
            <msup>
              <mn>3n</mn>
              <mn>7</mn>
            </msup>
            <mo stretchy="false">+</mo>
            <msup>
              <mn>7n</mn>
              <mn>3</mn>
            </msup>
          </mrow>
          <mo stretchy="false">+</mo>
          <mn>11n</mn>
        </mrow>
        <mo stretchy="false">)</mo>
      </mrow>
    </mrow>
    <annotation encoding="StarMath 5.0">21 divides (3n^7 + 7n^3 + 11n)</annotation>
  </semantics>
</math>
</file>

<file path=Object 9/content.xml><?xml version="1.0" encoding="utf-8"?>
<math xmlns="http://www.w3.org/1998/Math/MathML">
  <semantics>
    <mrow>
      <mn>21</mn>
      <mo stretchy="false">∣</mo>
      <mrow>
        <mo stretchy="false">(</mo>
        <mrow>
          <mrow>
            <msup>
              <mn>3n</mn>
              <mn>7</mn>
            </msup>
            <mo stretchy="false">+</mo>
            <msup>
              <mn>7n</mn>
              <mn>3</mn>
            </msup>
          </mrow>
          <mo stretchy="false">+</mo>
          <mn>11n</mn>
        </mrow>
        <mo stretchy="false">)</mo>
      </mrow>
    </mrow>
    <annotation encoding="StarMath 5.0">21 divides (3n^7 + 7n^3 + 11n)</annotation>
  </semantics>
</math>
</file>